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 Case creation, performance testing</text:p>
      <text:p text:style-name="Standard"/>
      <text:p text:style-name="Standard"/>
      <text:p text:style-name="Standard"/>
      <text:p text:style-name="Standard"><text:a xlink:type="simple" xlink:href="http://nshipster.com/xctestcase/" text:style-name="Internet_20_link" text:visited-style-name="Visited_20_Internet_20_Link">http://nshipster.com/xctestcase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e </meta:initial-creator>
    <meta:creation-date>2017-04-06T20:38:00</meta:creation-date>
    <meta:document-statistic meta:table-count="0" meta:image-count="0" meta:object-count="0" meta:page-count="1" meta:paragraph-count="2" meta:word-count="6" meta:character-count="71"/>
    <dc:date>2017-04-06T20:39:28</dc:date>
    <dc:creator>sree </dc:creator>
    <meta:editing-duration>PT1M31S</meta:editing-duration>
    <meta:editing-cycles>1</meta:editing-cycles>
    <meta:generator>OpenOffice/4.1.2$Unix OpenOffice.org_project/412m3$Build-9782</meta:generator>
  </office:meta>
</office:document-meta>
</file>